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XML and Java</text:p>
      <text:p text:style-name="Standard">XML is an industry standard defined by the World Wide Web Consortium (W3C).</text:p>
      <text:p text:style-name="Standard">The eXtensible Markup Language (XML), derived from the Standard Generalized Markup Language (SGML), was originally envisioned as a language for defining new document formats for the World Wide Web. XML can actually be considered to be a meta-language as it is used to construct other languages.</text:p>
      <text:p text:style-name="Standard"/>
      <text:p text:style-name="Standard">XSD (XML Schema Definition) = grammar for <text:s/>xml documents.</text:p>
      <text:p text:style-name="Standard"/>
      <text:p text:style-name="Standard">DTD (Document Type Definition) = first language definition mechanism replaced by XSD.</text:p>
      <text:p text:style-name="Standard"/>
      <text:p text:style-name="Standard">XSD = Xml Schema Definition is an XML-based grammar declaration used to describe the structure and content of an XM document. </text:p>
      <text:p text:style-name="Standard">Thanks to XSD, elements and attributes become strongly and have datatype information associated with them. Such strongly typed XML can now be mapped to objects using JAXB.</text:p>
      <text:p text:style-name="Standard"/>
      <text:p text:style-name="Standard"/>
      <text:p text:style-name="Standard"><text:span text:style-name="T1">SAX</text:span> = Simple API for XML (SAX): reads in the XML data source and makes callbacks to the application whenever it encounters a distinct section (the end of an element).</text:p>
      <text:p text:style-name="Standard"><text:span text:style-name="T1">DOM</text:span> = Document Object Model (DOM): reads in an entire XML data source and contructs a treelike representation of it in memory.</text:p>
      <text:p text:style-name="Standard"/>
      <text:p text:style-name="Standard">XPath = is a <text:span text:style-name="T1">query language</text:span> designed to query XML structures that is used by a variety of other XML standards, including XSLT, XPointer and XQuery. It defines the syntax for creating expressions, which are evaluated against an XML document.</text:p>
      <text:p text:style-name="Standard">The most common type of XPath expression is a location path, which represents a node.</text:p>
      <text:p text:style-name="Standard"/>
      <text:p text:style-name="Standard"/>
      <text:p text:style-name="Standard">XQuery = is another query language that is designed to query collections of XML data using XPath expressions.</text:p>
      <text:p text:style-name="Standard"/>
      <text:p text:style-name="Standard">XSLT = A key advantage of XML over other data formats is the ability to transform an XML document from one vocabulary to another, in a generic manner. For example you can render an XML document into a print-friendly format or into a web page. The technology that enables this translation is the eXtensible Stylesheet Language Transformations (XSLT). <text:s text:c="11"/></text:p>
      <text:p text:style-name="Standard"/>
      <text:p text:style-name="Standard"/>
      <text:p text:style-name="Standard"/>
      <text:p text:style-name="P1">XML Specifications in Java</text:p>
      <text:p text:style-name="Standard">The XML ecosystem was created by the W3C. But because it works hand in hand with Java, there are several XML-related specifications that were created within the JCP. Examples include from processing XML to binding documents into Java objects.</text:p>
      <text:p text:style-name="Standard"/>
      <text:p text:style-name="Standard"><text:span text:style-name="T1">JAXP (Java Architecture for XML Processing)</text:span> is a low-level specification that gives you the possibility to process XML in a very flexible manner; allowing you to use SAX, DOM, or XSLT. It is the API used under the hood for JAXB or StAX.</text:p>
      <text:p text:style-name="Standard"/>
      <text:p text:style-name="Standard"><text:span text:style-name="T1">JAXB (Java architecture for XML Binding)</text:span> specification provides a set of APIs and annotations for representing XML documents as Java artifacts, allowing developers to work with Java objects representing XML documents. JAXB facilitates unmarshalling XML documents into objects and marshalling objects back into XML documents. Even if JAXB can be used for any XML purpose, it is tightly integrated with JAX-WS.</text:p>
      <text:p text:style-name="Standard"><text:soft-page-break/></text:p>
      <text:p text:style-name="Standard"><text:span text:style-name="T1">StAX (Streaming API for XML)</text:span> is an API to read and write XML documents. Its main focus is to gather the benefits of tree-based APIs (DOM parsers) and event-based APIs (SAX parsers). DOM parsers allow random, unlimited access to the document, while SAX parsers provide a smaller memory footprint and have reduced processor requirements.</text:p>
      <text:p text:style-name="Standard"/>
      <text:p text:style-name="Standard"/>
      <text:p text:style-name="Standard"/>
      <text:p text:style-name="Standard"/>
      <text:p text:style-name="P1">JAXP with SAX</text:p>
      <text:p text:style-name="P2"><text:tab/>SAX is known for its low memory requirements and fast processing functionality. SAX is an event-driven, serial access mechanism to parse XML documents. You have to provide the parser with callback methods that are invoked by the parser as it reads the XML document. For example, the SAX parser calls a method in your application each time an element is reached and calls a different method when a text node is encountered.</text:p>
      <text:p text:style-name="P2"><text:tab/>The way in which you process the current element in an XML document without maintaining any state from previously parsed elements is called <text:span text:style-name="T1">state-indipendente processing</text:span>. This is the most suited model for processing XML resources with SAX parsers. The other model is state-dependent parsing, which is handled with pull parsars like StAX parsers.</text:p>
      <text:p text:style-name="P2"/>
      <text:p text:style-name="P2"/>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iuseppe Baudo</meta:initial-creator>
    <meta:creation-date>2014-11-28T14:10:42.44</meta:creation-date>
    <dc:date>2014-11-28T16:56:06.15</dc:date>
    <dc:creator>Giuseppe Baudo</dc:creator>
    <meta:editing-duration>PT1H43M31S</meta:editing-duration>
    <meta:editing-cycles>2</meta:editing-cycles>
    <meta:generator>OpenOffice/4.1.1$Win32 OpenOffice.org_project/411m6$Build-9775</meta:generator>
    <meta:document-statistic meta:table-count="0" meta:image-count="0" meta:object-count="0" meta:page-count="2" meta:paragraph-count="21" meta:word-count="643" meta:character-count="3936"/>
  </office:meta>
</office:document-meta>
</file>